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/>
    </style:style>
    <style:style style:name="P25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30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1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33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3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9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40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4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3" style:family="paragraph" style:parent-style-name="Standard" style:list-style-name="L1">
      <style:text-properties style:font-name="Arial" fo:font-size="16pt" style:font-size-asian="16pt" style:font-size-complex="16pt"/>
    </style:style>
    <style:style style:name="P44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45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4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8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61402440" text:id="ct16140244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161402856" text:id="ct16140285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161401400" text:id="ct16140140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161400672" text:id="ct16140067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92489638302745223" text:style-name="L1">
        <text:list-item>
          <text:p text:style-name="P43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43"/>
        </text:list-item>
      </text:list>
      <text:p text:style-name="Standard"/>
      <text:p text:style-name="P15"/>
      <text:p text:style-name="P2"><text:change text:change-id="ct161402440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6">1:13</text:p>
            <text:p text:style-name="P26">וְהָיָה חֵילָם </text:p>
            <text:p text:style-name="P26">לִמְשִׁסָּה וּבָתֵּיהֶם</text:p>
            <text:p text:style-name="P26"/>
            <text:p text:style-name="P26"><text:s/>לִשְׁמָמָה </text:p>
            <text:p text:style-name="P26">וּבָנוּ בָתִּים וְלֹא יֵשֵׁבוּ</text:p>
            <text:p text:style-name="P26"><text:s/>וְנָטְעוּ כְרָמִים וְלֹא יִשְׁתּוּ אֶת־יֵינָם</text:p>
          </table:table-cell>
          <table:table-cell table:style-name="表135.B1" office:value-type="string">
            <text:p text:style-name="P27"/>
            <text:p text:style-name="P27"/>
            <text:p text:style-name="P27">and to become / wealth+their</text:p>
            <text:p text:style-name="P27"/>
            <text:p text:style-name="P27">towards plunder / and house+their</text:p>
            <text:p text:style-name="P27"/>
            <text:p text:style-name="P27"/>
            <text:p text:style-name="P27">towards devastation</text:p>
            <text:p text:style-name="P27">and to build / house / and not / to dwell</text:p>
            <text:p text:style-name="P27"/>
            <text:p text:style-name="P27">and to plant / vineyard / and not</text:p>
            <text:p text:style-name="P27">to imbibe / self,even - wine+thereof</text:p>
          </table:table-cell>
        </table:table-row>
        <table:table-row>
          <table:table-cell table:style-name="表135.A2" office:value-type="string">
            <text:p text:style-name="P26">1:14</text:p>
            <text:p text:style-name="P26">קָרוֹב יוֹם־יְהוָה הַגָּדוֹל</text:p>
            <text:p text:style-name="P26"><text:s/>קָרוֹב וּמַהֵר מְאֹד </text:p>
            <text:p text:style-name="P26">קוֹל יוֹם יְהוָה</text:p>
            <text:p text:style-name="P26"><text:s/>מַר צֹרֵחַ שָׁם גִּבּוֹר</text:p>
          </table:table-cell>
          <table:table-cell table:style-name="表135.B2" office:value-type="string">
            <text:p text:style-name="P27"/>
            <text:p text:style-name="P27"/>
            <text:p text:style-name="P27">near / the day – jehovah / the great</text:p>
            <text:p text:style-name="P27">near / and hurrying / vehemently</text:p>
            <text:p text:style-name="P27"/>
            <text:p text:style-name="P27">to call aloud / the day / jehovah</text:p>
            <text:p text:style-name="P27"/>
            <text:p text:style-name="P27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6">1:15</text:p>
            <text:p text:style-name="P26">יוֹם עֶבְרָה </text:p>
            <text:p text:style-name="P26">הַיּוֹם הַהוּא יוֹם צָרָה</text:p>
            <text:p text:style-name="P26"><text:s/>וּמְצוּקָה יוֹם שֹׁאָה וּמְשׁוֹאָה יוֹם חֹשֶׁ</text:p>
            <text:p text:style-name="P26">#</text:p>
            <text:p text:style-name="P26">וַאֲפֵלָה יוֹם עָנָן </text:p>
            <text:p text:style-name="P26">וַעֲרָפֶל</text:p>
          </table:table-cell>
          <table:table-cell table:style-name="表135.B2" office:value-type="string">
            <text:p text:style-name="P27"/>
            <text:p text:style-name="P27"/>
            <text:p text:style-name="P27">the day / an outburst of passion</text:p>
            <text:p text:style-name="P27"/>
            <text:p text:style-name="P27">the day / she,this / day / rival</text:p>
            <text:p text:style-name="P27"/>
            <text:p text:style-name="P27">and trouble / day / devastation</text:p>
            <text:p text:style-name="P27"/>
            <text:p text:style-name="P27">and ruin / day / misery</text:p>
            <text:p text:style-name="P27"/>
            <text:p text:style-name="P27"/>
            <text:p text:style-name="P27">and misfortune / day / cloud</text:p>
            <text:p text:style-name="P27"/>
            <text:p text:style-name="P27">and gloom</text:p>
          </table:table-cell>
        </table:table-row>
        <table:table-row>
          <table:table-cell table:style-name="表135.A2" office:value-type="string">
            <text:p text:style-name="P26">1:16</text:p>
            <text:p text:style-name="P26">יוֹם שׁוֹפָר וּתְרוּעָה</text:p>
            <text:p text:style-name="P26"><text:s/>עַל הֶעָרִים הַבְּצֻרוֹת וְעַל הַפִּנּוֹת הַגְּבֹהוֹת</text:p>
          </table:table-cell>
          <table:table-cell table:style-name="表135.B2" office:value-type="string">
            <text:p text:style-name="P27"/>
            <text:p text:style-name="P27"/>
            <text:p text:style-name="P27">day / curved horn / and battle cry</text:p>
            <text:p text:style-name="P27"/>
            <text:p text:style-name="P27">above / the post / inaccessible</text:p>
            <text:p text:style-name="P27"/>
            <text:p text:style-name="P27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46"><text:change text:change-id="ct161402856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6">1:17</text:p>
            <text:p text:style-name="P26">וַהֲצֵרֹתִי לָאָדָם וְהָלְכוּ</text:p>
            <text:p text:style-name="P26"><text:s/>כַּעִוְרִים כִּי לַיהוָה חָטָאוּ וְשֻׁפַּ</text:p>
            <text:p text:style-name="P26">#</text:p>
            <text:p text:style-name="P26">דָּמָם כֶּעָפָר </text:p>
            <text:p text:style-name="P26">וּלְחֻמָם כַּגְּלָלִים</text:p>
          </table:table-cell>
          <table:table-cell table:style-name="表1.B1" office:value-type="string">
            <text:p text:style-name="P27"/>
            <text:p text:style-name="P27"/>
            <text:p text:style-name="P27">and cramp / the men / and to walk</text:p>
            <text:p text:style-name="P27"/>
            <text:p text:style-name="P27">like blind / for / towards jehovah</text:p>
            <text:p text:style-name="P27">to sin / and to spill</text:p>
            <text:p text:style-name="P27"/>
            <text:p text:style-name="P27"/>
            <text:p text:style-name="P27">bloodshed+their / like mud</text:p>
            <text:p text:style-name="P27"/>
            <text:p text:style-name="P27">and flesh+their / like dung</text:p>
          </table:table-cell>
        </table:table-row>
        <table:table-row>
          <table:table-cell table:style-name="表1.A2" office:value-type="string">
            <text:p text:style-name="P26">1:18</text:p>
            <text:p text:style-name="P26">גַּם־כַּסְפָּם גַּם־זְהָבָם לֹא־יוּכַל לְהַצִּילָם </text:p>
            <text:p text:style-name="P26">בְּיוֹם עֶבְרַת יְהוָה וּבְאֵשׁ קִנְאָתוֹ תֵּאָכֵל כָּל־הָאָרֶץ כִּי־כָלָה</text:p>
            <text:p text:style-name="P26">אַ</text:p>
            <text:p text:style-name="P26">#</text:p>
            <text:p text:style-name="P26">־נִבְהָלָה יַעֲשֶׂה </text:p>
            <text:p text:style-name="P26">אֵת כָּל־יֹשְׁבֵי</text:p>
            <text:p text:style-name="P26"><text:s/>הָאָרֶץ ס</text:p>
          </table:table-cell>
          <table:table-cell table:style-name="表1.B2" office:value-type="string">
            <text:p text:style-name="P27"/>
            <text:p text:style-name="P27"/>
            <text:p text:style-name="P27">both – silver+their / and – gold+their</text:p>
            <text:p text:style-name="P27">not – to be able / towards to snatch+them</text:p>
            <text:p text:style-name="P27">in the day / an outburst / jehovah</text:p>
            <text:p text:style-name="P27"/>
            <text:p text:style-name="P27">and in fire / envy+its / to eat</text:p>
            <text:p text:style-name="P27"/>
            <text:p text:style-name="P27">all – the land / for – destruction</text:p>
            <text:p text:style-name="P27"/>
            <text:p text:style-name="P27">surely,only</text:p>
            <text:p text:style-name="P27"/>
            <text:p text:style-name="P27">- to tremble,hasten / to make,do</text:p>
            <text:p text:style-name="P27"/>
            <text:p text:style-name="P27">self,even,entity / all – to dwell</text:p>
            <text:p text:style-name="P27"/>
            <text:p text:style-name="P27">the land</text:p>
            <text:p text:style-name="P27"/>
            <text:p text:style-name="P27"/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5"/>
      <text:p text:style-name="P16"/>
      <text:p text:style-name="P24"/>
      <text:p text:style-name="P4"><text:change text:change-id="ct161401400"/></text:p>
      <text:p text:style-name="P11">[XXX] 20200223_093032</text:p>
      <text:p text:style-name="P25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6">2:1</text:p>
            <text:p text:style-name="P26">הִתְקוֹשְׁשׁוּ וָקוֹשּׁוּ הַגּוֹי לֹא נִכְסָף</text:p>
          </table:table-cell>
          <table:table-cell table:style-name="表2.B1" office:value-type="string">
            <text:p text:style-name="P27"/>
            <text:p text:style-name="P27"/>
            <text:p text:style-name="P27">to assemble / and ti assemble</text:p>
            <text:p text:style-name="P27"/>
            <text:p text:style-name="P27">not / pine</text:p>
          </table:table-cell>
        </table:table-row>
        <table:table-row>
          <table:table-cell table:style-name="表2.A2" office:value-type="string">
            <text:p text:style-name="P26">2:2</text:p>
            <text:p text:style-name="P26">בְּטֶרֶם לֶדֶת </text:p>
            <text:p text:style-name="P26">חֹק כְּמֹץ עָבַר</text:p>
            <text:p text:style-name="P26"><text:s/>יוֹם בְּטֶרֶם לֹא־יָבוֹא</text:p>
            <text:p text:style-name="P26"><text:s/>עֲלֵיכֶם חֲרוֹן</text:p>
            <text:p text:style-name="P26"><text:s/>אַף־יְהוָה בְּטֶרֶם </text:p>
            <text:p text:style-name="P26">לֹא־יָבוֹא עֲלֵיכֶם </text:p>
            <text:p text:style-name="P26">יוֹם אַף־יְהוָה</text:p>
          </table:table-cell>
          <table:table-cell table:style-name="表2.B2" office:value-type="string">
            <text:p text:style-name="P27"/>
            <text:p text:style-name="P27"/>
            <text:p text:style-name="P27">in not yet / to show lineage</text:p>
            <text:p text:style-name="P27"/>
            <text:p text:style-name="P27">enactment / like chaff / to cover</text:p>
            <text:p text:style-name="P27"/>
            <text:p text:style-name="P27">the day / in not yet / not – to come</text:p>
            <text:p text:style-name="P27">against+them / a burning anger</text:p>
            <text:p text:style-name="P27"/>
            <text:p text:style-name="P27">ire – jehovah / in not yet</text:p>
            <text:p text:style-name="P27"/>
            <text:p text:style-name="P27">not – to come / against+them</text:p>
            <text:p text:style-name="P27"/>
            <text:p text:style-name="P27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5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6">2:3</text:p>
            <text:p text:style-name="P26">בַּקְּשׁוּ אֶת־יְהוָה כָּל־עַנְוֵי </text:p>
            <text:p text:style-name="P26">הָאָרֶץ אֲשֶׁר מִשְׁפָּטוֹ</text:p>
            <text:p text:style-name="P26"><text:s/>פָּעָלוּ בַּקְּשׁוּ־צֶדֶק </text:p>
            <text:p text:style-name="P26">בַּקְּשׁוּ עֲנָוָה אוּלַי</text:p>
            <text:p text:style-name="P26"><text:s/>תִּסָּתְרוּ בְּיוֹם אַף־יְהוָה</text:p>
          </table:table-cell>
          <table:table-cell table:style-name="表4.B1" office:value-type="string">
            <text:p text:style-name="P27"/>
            <text:p text:style-name="P27"/>
            <text:p text:style-name="P27">to seek / self – j. / all – depressed</text:p>
            <text:p text:style-name="P27"/>
            <text:p text:style-name="P27"/>
            <text:p text:style-name="P27">the land / who,that / verdict+its</text:p>
            <text:p text:style-name="P27"/>
            <text:p text:style-name="P27">to do,make / to seek – the right</text:p>
            <text:p text:style-name="P27"/>
            <text:p text:style-name="P27">to seek / clemency / if not,perhaps</text:p>
            <text:p text:style-name="P27">to hide / in the day / ire – j.</text:p>
          </table:table-cell>
        </table:table-row>
        <table:table-row>
          <table:table-cell table:style-name="表4.A2" office:value-type="string">
            <text:p text:style-name="P26">2:4</text:p>
            <text:p text:style-name="P26">כִּי עַזָּה עֲזוּבָה תִהְיֶה וְאַשְׁקְלוֹן לִשְׁמָמָה אַשְׁדּוֹד בַּצָּהֳרַיִם יְגָרְשׁוּהָ וְעֶקְרוֹן </text:p>
            <text:p text:style-name="P26">תֵּעָקֵר ס</text:p>
          </table:table-cell>
          <table:table-cell table:style-name="表4.B2" office:value-type="string">
            <text:p text:style-name="P27"/>
            <text:p text:style-name="P27"/>
            <text:p text:style-name="P27">for / Azzah / to loosen / to become</text:p>
            <text:p text:style-name="P27">and Ashkelon / to devastation</text:p>
            <text:p text:style-name="P27"/>
            <text:p text:style-name="P27">Ashdod / in the noon</text:p>
            <text:p text:style-name="P27"/>
            <text:p text:style-name="P27">to drive out+thereof / and Ekron</text:p>
            <text:p text:style-name="P27"/>
            <text:p text:style-name="P27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5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6">2:5</text:p>
            <text:p text:style-name="P26">הוֹי יֹשְׁבֵי חֶבֶל הַיָּם</text:p>
            <text:p text:style-name="P26"><text:s/>גּוֹי כְּרֵתִים דְּבַר־יְהוָה עֲלֵיכֶם כְּנַעַן אֶרֶץ</text:p>
            <text:p text:style-name="P26"><text:s/>פְּלִשְׁתִּים וְהַאֲבַדְתִּי</text:p>
            <text:p text:style-name="P26">#</text:p>
            <text:p text:style-name="P26">מֵאֵין יוֹשֵׁב</text:p>
          </table:table-cell>
          <table:table-cell table:style-name="表5.B1" office:value-type="string">
            <text:p text:style-name="P27"/>
            <text:p text:style-name="P27"/>
            <text:p text:style-name="P27">oh! / to dwell / district / the sea</text:p>
            <text:p text:style-name="P27"/>
            <text:p text:style-name="P27">Gentile / Kerethite / a word – j.</text:p>
            <text:p text:style-name="P27"/>
            <text:p text:style-name="P27">against+them / Kenaan / land</text:p>
            <text:p text:style-name="P27"/>
            <text:p text:style-name="P27">Pelishtite / and to destroy + thee</text:p>
            <text:p text:style-name="P27"/>
            <text:p text:style-name="P27"/>
            <text:p text:style-name="P27"/>
            <text:p text:style-name="P27">from not exist / to dwell</text:p>
          </table:table-cell>
        </table:table-row>
        <table:table-row>
          <table:table-cell table:style-name="表5.A2" office:value-type="string">
            <text:p text:style-name="P26">2:6</text:p>
            <text:p text:style-name="P26">וְהָיְתָה חֶבֶל הַיָּם </text:p>
            <text:p text:style-name="P26">נְוֹת כְּרֹת רֹעִים </text:p>
            <text:p text:style-name="P26">וְגִדְרוֹת צֹאן</text:p>
          </table:table-cell>
          <table:table-cell table:style-name="表5.B2" office:value-type="string">
            <text:p text:style-name="P27"/>
            <text:p text:style-name="P27"/>
            <text:p text:style-name="P27">and to become / district / the sea</text:p>
            <text:p text:style-name="P27"/>
            <text:p text:style-name="P27">a home / a meadow / to pasture</text:p>
            <text:p text:style-name="P27"/>
            <text:p text:style-name="P27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1"/>
      <text:p text:style-name="P22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6">2:7</text:p>
            <text:p text:style-name="P26">וְהָיָה חֶבֶל לִשְׁאֵרִית </text:p>
            <text:p text:style-name="P26">בֵּית יְהוּדָה עֲלֵיהֶם</text:p>
            <text:p text:style-name="P26"><text:s/>יִרְעוּן בְּבָתֵּי</text:p>
            <text:p text:style-name="P26"><text:s/>אַשְׁקְלוֹן בָּעֶרֶב יִרְבָּצוּן</text:p>
            <text:p text:style-name="P26"><text:s/>כִּי יִפְקְדֵם יְהוָה אֱלֹהֵיהֶם וְשָׁב</text:p>
            <text:p text:style-name="P26"><text:s/>*שְׁבוּתָם [שְׁבִיתָם]</text:p>
          </table:table-cell>
          <table:table-cell table:style-name="表6.B1" office:value-type="string">
            <text:p text:style-name="P27"/>
            <text:p text:style-name="P27"/>
            <text:p text:style-name="P27">and to become / a district / in + remainder</text:p>
            <text:p text:style-name="P27">a house / jehodah / above+them</text:p>
            <text:p text:style-name="P27"/>
            <text:p text:style-name="P27">to pasture + thereupon / in + house</text:p>
            <text:p text:style-name="P27">Ashkron / in + dusk / to recline + thereupon</text:p>
            <text:p text:style-name="P27">for / to visit + them <text:s/>/ jehovah</text:p>
            <text:p text:style-name="P27"/>
            <text:p text:style-name="P27">gods + their / and to turn back</text:p>
            <text:p text:style-name="P27"/>
            <text:p text:style-name="P27">exile + their</text:p>
          </table:table-cell>
        </table:table-row>
        <table:table-row>
          <table:table-cell table:style-name="表6.A2" office:value-type="string">
            <text:p text:style-name="P26">2:8</text:p>
            <text:p text:style-name="P26">שָׁמַעְתִּי חֶרְפַּת מוֹאָב וְגִדּוּפֵי בְּנֵי עַמּוֹן</text:p>
            <text:p text:style-name="P26"><text:s/>אֲשֶׁר חֵרְפוּ אֶת־עַמִּי וַיַּגְדִּילוּ עַל־גְּבוּלָם</text:p>
          </table:table-cell>
          <table:table-cell table:style-name="表6.B2" office:value-type="string">
            <text:p text:style-name="P27"/>
            <text:p text:style-name="P27"/>
            <text:p text:style-name="P27">I hear / disgrace / Moab</text:p>
            <text:p text:style-name="P27"/>
            <text:p text:style-name="P27">and vilification / a son / Amon</text:p>
            <text:p text:style-name="P27"/>
            <text:p text:style-name="P27">who / to defame / even – tribe + my</text:p>
            <text:p text:style-name="P27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30">2:9</text:p>
            <text:p text:style-name="P26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6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6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6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6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1"/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7"/>
            <text:p text:style-name="P27"/>
            <text:p text:style-name="P27">in rightly / alive – I / oracle / jehovah</text:p>
            <text:p text:style-name="P27">an army / gods / israel / for – moab</text:p>
            <text:p text:style-name="P27"/>
            <text:p text:style-name="P27">like sodom / to become</text:p>
            <text:p text:style-name="P27"/>
            <text:p text:style-name="P27">and a son / amon / like amora</text:p>
            <text:p text:style-name="P27"/>
            <text:p text:style-name="P27">a possession / to be prickly</text:p>
            <text:p text:style-name="P27"/>
            <text:p text:style-name="P27">and a pit hole – salt</text:p>
            <text:p text:style-name="P27"/>
            <text:p text:style-name="P27">and devastation / as far as – eternity</text:p>
            <text:p text:style-name="P27"/>
            <text:p text:style-name="P27">a remainder / people + my / to plunder + them</text:p>
            <text:p text:style-name="P27"/>
            <text:p text:style-name="P27">and remainder / Gentile / to inherit + them</text:p>
          </table:table-cell>
        </table:table-row>
        <table:table-row>
          <table:table-cell table:style-name="表7.A2" office:value-type="string">
            <text:p text:style-name="P30">2:10</text:p>
            <text:p text:style-name="P26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6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his / to them / bottom / pride + their</text:p>
            <text:p text:style-name="P27">for / to defame / and to be large</text:p>
            <text:p text:style-name="P27"/>
            <text:p text:style-name="P27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30">2:11</text:p>
            <text:p text:style-name="P26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6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6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6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o fear / jehovah / above + them</text:p>
            <text:p text:style-name="P27"/>
            <text:p text:style-name="P27">for / to make thin / entity,even</text:p>
            <text:p text:style-name="P27"/>
            <text:p text:style-name="P27">all – gods / the land</text:p>
            <text:p text:style-name="P27"/>
            <text:p text:style-name="P27">and to depress / to + it / man</text:p>
            <text:p text:style-name="P27"/>
            <text:p text:style-name="P27">from locality + its / all</text:p>
            <text:p text:style-name="P27"/>
            <text:p text:style-name="P27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2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6">2:12</text:p>
            <text:p text:style-name="P26">גַּם־אַתֶּם כּוּשִׁים חַלְלֵי חַרְבִּי הֵמָּה</text:p>
          </table:table-cell>
          <table:table-cell table:style-name="表8.B1" office:value-type="string">
            <text:p text:style-name="P29"/>
            <text:p text:style-name="P29"/>
            <text:p text:style-name="P29">also – thou / cushite / pierced</text:p>
            <text:p text:style-name="P29"/>
            <text:p text:style-name="P29">sword + my / they</text:p>
          </table:table-cell>
        </table:table-row>
        <table:table-row>
          <table:table-cell table:style-name="表8.A2" office:value-type="string">
            <text:p text:style-name="P26">2:13</text:p>
            <text:p text:style-name="P26">וְיֵט יָדוֹ </text:p>
            <text:p text:style-name="P26"><text:soft-page-break/>עַל־צָפוֹן וִיאַבֵּד</text:p>
            <text:p text:style-name="P26"><text:s/>אֶת־אַשּׁוּר וְיָשֵׂם </text:p>
            <text:p text:style-name="P26">אֶת־נִינְוֵה לִשְׁמָמָה </text:p>
            <text:p text:style-name="P26">צִיָּה כַּמִּדְבָּר</text:p>
          </table:table-cell>
          <table:table-cell table:style-name="表8.B2" office:value-type="string">
            <text:p text:style-name="P27"/>
            <text:p text:style-name="P27"/>
            <text:p text:style-name="P27">and to stretch / hand + its</text:p>
            <text:p text:style-name="P27"/>
            <text:p text:style-name="P27">above – north / and to destroy</text:p>
            <text:p text:style-name="P27"><text:soft-page-break/></text:p>
            <text:p text:style-name="P27">even – Ashshur / and to put</text:p>
            <text:p text:style-name="P27"/>
            <text:p text:style-name="P27">even – Nineveh / into devastation</text:p>
            <text:p text:style-name="P27">desert / like desert</text:p>
          </table:table-cell>
        </table:table-row>
        <table:table-row>
          <table:table-cell table:style-name="表8.A2" office:value-type="string">
            <text:p text:style-name="P26">2:14</text:p>
            <text:p text:style-name="P26">וְרָבְצוּ בְתוֹכָהּ </text:p>
            <text:p text:style-name="P26">עֲדָרִים כָּל־חַיְתוֹ־גוֹי גַּם־קָאַת גַּם־קִפֹּד</text:p>
            <text:p text:style-name="P26"><text:s/>בְּכַפְתֹּרֶיהָ יָלִינוּ </text:p>
            <text:p text:style-name="P26">קוֹל יְשׁוֹרֵר בַּחַלּוֹן </text:p>
            <text:p text:style-name="P26">חֹרֶב בַּסַּף </text:p>
            <text:p text:style-name="P26">כִּי אַרְזָה עֵרָה</text:p>
          </table:table-cell>
          <table:table-cell table:style-name="表8.B2" office:value-type="string">
            <text:p text:style-name="P27"/>
            <text:p text:style-name="P27"/>
            <text:p text:style-name="P27">and tou crouch / in the midst + her</text:p>
            <text:p text:style-name="P27">an arrangement / all – strong + its – Gentile</text:p>
            <text:p text:style-name="P27">both – pelican / and – bittern</text:p>
            <text:p text:style-name="P27"/>
            <text:p text:style-name="P27">in the capital + thereof / to stay</text:p>
            <text:p text:style-name="P27"/>
            <text:p text:style-name="P27">a voice / to sing / in window</text:p>
            <text:p text:style-name="P27">desolation / in a vestibule</text:p>
            <text:p text:style-name="P27"/>
            <text:p text:style-name="P27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2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6">2:15</text:p>
            <text:p text:style-name="P26"><text:soft-page-break/>זֹאת הָעִיר הָעַלִּיזָה הַיּוֹשֶׁבֶת לָבֶטַח הָאֹמְרָה בִּלְבָבָהּ</text:p>
            <text:p text:style-name="P26"><text:s/>אֲנִי וְאַפְסִי עוֹד אֵי</text:p>
            <text:p text:style-name="P26">#</text:p>
            <text:p text:style-name="P26">הָיְתָה לְשַׁמָּה </text:p>
            <text:p text:style-name="P26">מַרְבֵּץ לַחַיָּה </text:p>
            <text:p text:style-name="P26">כֹּל עוֹבֵר עָלֶיהָ</text:p>
            <text:p text:style-name="P26"><text:s/>יִשְׁרֹק יָנִיעַ יָדוֹ ס</text:p>
          </table:table-cell>
          <table:table-cell table:style-name="表9.B1" office:value-type="string">
            <text:p text:style-name="P27"/>
            <text:p text:style-name="P27"/>
            <text:p text:style-name="P27"><text:soft-page-break/>this / the city / the exultant</text:p>
            <text:p text:style-name="P27"/>
            <text:p text:style-name="P27">the to dwell / in safety</text:p>
            <text:p text:style-name="P27"/>
            <text:p text:style-name="P27">the to say / in heart + her</text:p>
            <text:p text:style-name="P27"/>
            <text:p text:style-name="P27">I / and no further / still,more / where,how ?</text:p>
            <text:p text:style-name="P27"/>
            <text:p text:style-name="P27">to come,come to pass / towards ruin</text:p>
            <text:p text:style-name="P27">reclining / for a living thing</text:p>
            <text:p text:style-name="P27"/>
            <text:p text:style-name="P27">all / to cross over / above + thereof</text:p>
            <text:p text:style-name="P27">to hiss / to waver / a hand + its</text:p>
          </table:table-cell>
        </table:table-row>
        <table:table-row>
          <table:table-cell table:style-name="表9.A2" office:value-type="string">
            <text:p text:style-name="P26">3:1</text:p>
            <text:p text:style-name="P26">הוֹי מֹרְאָה וְנִגְאָלָה הָעִיר הַיּוֹנָה</text:p>
          </table:table-cell>
          <table:table-cell table:style-name="表9.B2" office:value-type="string">
            <text:p text:style-name="P27"/>
            <text:p text:style-name="P27"/>
            <text:p text:style-name="P27">oh! / to rebel / and to desecrate</text:p>
            <text:p text:style-name="P27"/>
            <text:p text:style-name="P27">the city / the to be violent</text:p>
          </table:table-cell>
        </table:table-row>
        <table:table-row>
          <table:table-cell table:style-name="表9.A2" office:value-type="string">
            <text:p text:style-name="P26">3:2</text:p>
            <text:p text:style-name="P26">לֹא שָׁמְעָה בְּקוֹל לֹא לָקְחָה מוּסָר בַּיהוָה </text:p>
            <text:p text:style-name="P26">לֹא בָטָחָה אֶל־אֱלֹהֶיהָ לֹא קָרֵבָה</text:p>
          </table:table-cell>
          <table:table-cell table:style-name="表9.B2" office:value-type="string">
            <text:p text:style-name="P27"/>
            <text:p text:style-name="P27"/>
            <text:p text:style-name="P27">not / to hear / a voice / not</text:p>
            <text:p text:style-name="P27"/>
            <text:p text:style-name="P27">to take / restraint / in jehovah</text:p>
            <text:p text:style-name="P27"/>
            <text:p text:style-name="P27">not / to trust / towards gods + her</text:p>
            <text:p text:style-name="P27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2"/>
      <text:p text:style-name="P11"><text:soft-page-break/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6">3:3</text:p>
            <text:p text:style-name="P26">שָׂרֶיהָ בְקִרְבָּהּ</text:p>
            <text:p text:style-name="P26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7"/>
            <text:p text:style-name="P27"/>
            <text:p text:style-name="P27">a head person + her / in the center + her</text:p>
            <text:p text:style-name="P27">a lion / to moan / to judge + her</text:p>
            <text:p text:style-name="P27"/>
            <text:p text:style-name="P27">a wolf / dusk / not / to spare</text:p>
            <text:p text:style-name="P27"/>
            <text:p text:style-name="P27">in dawn</text:p>
          </table:table-cell>
        </table:table-row>
        <table:table-row>
          <table:table-cell table:style-name="表10.A2" office:value-type="string">
            <text:p text:style-name="P26">3:4</text:p>
            <text:p text:style-name="P26">נְבִיאֶיהָ פֹּחֲזִים</text:p>
            <text:p text:style-name="P26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7"/>
            <text:p text:style-name="P27"/>
            <text:p text:style-name="P27">a prophet + her / to bubble up</text:p>
            <text:p text:style-name="P27"/>
            <text:p text:style-name="P27">a man / treacheries / an acting priest + her</text:p>
            <text:p text:style-name="P27">to profane / sanctity / to be violent</text:p>
            <text:p text:style-name="P27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/>
      <text:p text:style-name="P21"/>
      <text:p text:style-name="P11">[XXX] 20200303_095642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26">3:5</text:p>
            <text:p text:style-name="P26">יְהוָה צַדִּיק בְּקִרְבָּהּ</text:p>
            <text:p text:style-name="P26">לֹא יַעֲשֶׂה עַוְלָה</text:p>
            <text:p text:style-name="P26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7"/>
            <text:p text:style-name="P27"/>
            <text:p text:style-name="P27">jehovah / just / in the center + thereof</text:p>
            <text:p text:style-name="P27">not <text:s/>/ to do,make / evil</text:p>
            <text:p text:style-name="P27"/>
            <text:p text:style-name="P27">in the dawn / in the dawn / a verdict + its</text:p>
            <text:p text:style-name="P27">to give / in illumination / not / to miss</text:p>
            <text:p text:style-name="P27">and not – to know / evil / shame</text:p>
            <text:p text:style-name="P27"/>
          </table:table-cell>
        </table:table-row>
        <table:table-row>
          <table:table-cell table:style-name="表11.A2" office:value-type="string">
            <text:p text:style-name="P26">3:6</text:p>
            <text:p text:style-name="P26">הִכְרַתִּי גוֹיִם נָשַׁמּוּ פִּנּוֹתָם הֶחֱרַבְתִּי חוּצוֹתָם מִבְּלִי </text:p>
            <text:p text:style-name="P26">עוֹבֵר נִצְדּוּ עָרֵיהֶם מִבְּלִי־אִישׁ </text:p>
            <text:p text:style-name="P26">מֵאֵין יוֹשֵׁב</text:p>
          </table:table-cell>
          <table:table-cell table:style-name="表11.B2" office:value-type="string">
            <text:p text:style-name="P27"/>
            <text:p text:style-name="P27"/>
            <text:p text:style-name="P27">I cut off / Gentile / to devastate</text:p>
            <text:p text:style-name="P27"/>
            <text:p text:style-name="P27">pinnacle + their / to desolate</text:p>
            <text:p text:style-name="P27"/>
            <text:p text:style-name="P27">outdoors + their / out of nothing</text:p>
            <text:p text:style-name="P27">to cross over / to desolate / a city + their</text:p>
            <text:p text:style-name="P27">out of nothing – a man</text:p>
            <text:p text:style-name="P27"/>
            <text:p text:style-name="P27">out of + not exist / to dwell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3_100847</text:p>
      <text:p text:style-name="Text_20_body"/>
      <text:p text:style-name="P22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6">3:7</text:p>
            <text:p text:style-name="P26">אָמַרְתִּי אַ</text:p>
            <text:p text:style-name="P26">#</text:p>
            <text:p text:style-name="P26">־תִּירְאִי</text:p>
            <text:p text:style-name="P26"><text:s/>אוֹתִי תִּקְחִי מוּסָר</text:p>
            <text:p text:style-name="P26"><text:s/>וְלֹא־יִכָּרֵת מְעוֹנָהּ </text:p>
            <text:p text:style-name="P26"/>
            <text:p text:style-name="P26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27"/>
            <text:p text:style-name="P27"/>
            <text:p text:style-name="P27">I say / surely – to fear</text:p>
            <text:p text:style-name="P27"/>
            <text:p text:style-name="P27"/>
            <text:p text:style-name="P27"/>
            <text:p text:style-name="P27"/>
            <text:p text:style-name="P27"/>
            <text:p text:style-name="P27">entity + my / to take / warning</text:p>
            <text:p text:style-name="P27"/>
            <text:p text:style-name="P27">and not – to destroy / dwelling + her</text:p>
            <text:p text:style-name="P27"/>
            <text:p text:style-name="P27">all / who,that – to oversee / against + her</text:p>
            <text:p text:style-name="P27">but / to start early / to dec<text:span text:style-name="T16">ay</text:span></text:p>
            <text:p text:style-name="P28"/>
            <text:p text:style-name="P28">all / a performance + their</text:p>
          </table:table-cell>
        </table:table-row>
        <table:table-row>
          <table:table-cell table:style-name="表12.A2" office:value-type="string">
            <text:p text:style-name="P26">3:8</text:p>
            <text:p text:style-name="P26">לָכֵן חַכּוּ־לִי</text:p>
            <text:p text:style-name="P26"><text:s/>נְאֻם־יְהוָה לְיוֹם </text:p>
            <text:p text:style-name="P26">קוּמִי לְעַד </text:p>
            <text:p text:style-name="P26">כִּי מִשְׁפָּטִי לֶאֱסֹף</text:p>
            <text:p text:style-name="P26"/>
            <text:p text:style-name="P26"><text:s/>גּוֹיִם לְקָבְצִי </text:p>
            <text:p text:style-name="P26">מַמְלָכוֹת לִשְׁפֹּ</text:p>
            <text:p text:style-name="P26">#</text:p>
            <text:p text:style-name="P26">עֲלֵיהֶם זַעְמִי כֹּל </text:p>
            <text:p text:style-name="P26">חֲרוֹן אַפִּי </text:p>
            <text:p text:style-name="P26"><text:soft-page-break/>כִּי בְּאֵשׁ קִנְאָתִי תֵּאָכֵל כָּל־הָאָרֶץ</text:p>
          </table:table-cell>
          <table:table-cell table:style-name="表12.B2" office:value-type="string">
            <text:p text:style-name="P27"/>
            <text:p text:style-name="P27"/>
            <text:p text:style-name="P27">in just / to adhere – towards + me</text:p>
            <text:p text:style-name="P27">oracle – jehovah / towards day</text:p>
            <text:p text:style-name="P27"/>
            <text:p text:style-name="P27">to rise + my / towards aim</text:p>
            <text:p text:style-name="P27"/>
            <text:p text:style-name="P27">for / verdict + my / towards to gather</text:p>
            <text:p text:style-name="P27"/>
            <text:p text:style-name="P27">nations / towards to grasp + my</text:p>
            <text:p text:style-name="P27"/>
            <text:p text:style-name="P27">dominion / towards to spill</text:p>
            <text:p text:style-name="P27"/>
            <text:p text:style-name="P27"/>
            <text:p text:style-name="P27"/>
            <text:p text:style-name="P27">above + them / fury + my / all</text:p>
            <text:p text:style-name="P27"/>
            <text:p text:style-name="P27">a burning of anger / ire + my</text:p>
            <text:p text:style-name="P27"><text:soft-page-break/></text:p>
            <text:p text:style-name="P27">for / in fire / jealous + my / to eat</text:p>
            <text:p text:style-name="P27">all / the lan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4_092320</text:p>
      <text:p text:style-name="Text_20_body"/>
      <text:p text:style-name="P23"/>
      <text:p text:style-name="P11">[XXX] 20200305_08512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6">3:9</text:p>
            <text:p text:style-name="P26">כִּי־אָז אֶהְפֹּ</text:p>
            <text:p text:style-name="P26">#</text:p>
            <text:p text:style-name="P26">אֶל־עַמִּים שָׂפָה בְרוּרָה </text:p>
            <text:p text:style-name="P26"/>
            <text:p text:style-name="P26">לִקְרֹא כֻלָּם </text:p>
            <text:p text:style-name="P26">בְּשֵׁם יְהוָה לְעָבְדוֹ</text:p>
            <text:p text:style-name="P26"><text:s/>שְׁכֶם אֶחָד</text:p>
          </table:table-cell>
          <table:table-cell table:style-name="表13.B1" office:value-type="string">
            <text:p text:style-name="P27"/>
            <text:p text:style-name="P27"/>
            <text:p text:style-name="P27">for – at the time / to turn</text:p>
            <text:p text:style-name="P27"/>
            <text:p text:style-name="P27"/>
            <text:p text:style-name="P27"/>
            <text:p text:style-name="P27">towards – people / the lip / to clarify</text:p>
            <text:p text:style-name="P27"/>
            <text:p text:style-name="P27">towards to call upon / all + their</text:p>
            <text:p text:style-name="P27"/>
            <text:p text:style-name="P27">in honor / jehovah / towards to serve + him</text:p>
            <text:p text:style-name="P27">spur of a hill / united</text:p>
          </table:table-cell>
        </table:table-row>
        <table:table-row>
          <table:table-cell table:style-name="表13.A2" office:value-type="string">
            <text:p text:style-name="P26">3:10</text:p>
            <text:p text:style-name="P26">מֵעֵבֶר לְנַהֲרֵי־כוּשׁ עֲתָרַי בַּת־פּוּצַי יוֹבִלוּן</text:p>
            <text:p text:style-name="P26"><text:soft-page-break/><text:s/>מִנְחָתִי</text:p>
          </table:table-cell>
          <table:table-cell table:style-name="表13.B2" office:value-type="string">
            <text:p text:style-name="P27"/>
            <text:p text:style-name="P27"/>
            <text:p text:style-name="P27">from across / towards a stream – Cush</text:p>
            <text:p text:style-name="P27">a worshipper + my / daughter – to dash + my / to bring + thereupon</text:p>
            <text:p text:style-name="P27"><text:soft-page-break/>offering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5_092114</text:p>
      <text:p text:style-name="Text_20_body"/>
      <text:p text:style-name="P23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6">3:11</text:p>
            <text:p text:style-name="P26">בַּיּוֹם הַהוּא לֹא תֵבוֹשִׁי מִכֹּל עֲלִילֹתַיִ</text:p>
            <text:p text:style-name="P26">#</text:p>
            <text:p text:style-name="P26">אֲשֶׁר פָּשַׁעַתְּ בִּי</text:p>
            <text:p text:style-name="P26"><text:s/>כִּי־אָז אָסִיר </text:p>
            <text:p text:style-name="P26">מִקִּרְבֵּ</text:p>
            <text:p text:style-name="P26">#</text:p>
            <text:p text:style-name="P26">עַלִּיזֵי גַּאֲוָתֵ</text:p>
            <text:p text:style-name="P26">#</text:p>
            <text:p text:style-name="P26">וְלֹא־תוֹסִפִי לְגָבְהָה </text:p>
            <text:p text:style-name="P26"/>
            <text:p text:style-name="P26"><text:soft-page-break/>עוֹד בְּהַר קָדְשִׁי</text:p>
          </table:table-cell>
          <table:table-cell table:style-name="表14.B1" office:value-type="string">
            <text:p text:style-name="P27"/>
            <text:p text:style-name="P27"/>
            <text:p text:style-name="P27">in the day / the <text:s/>he,she / not / to be ashamed</text:p>
            <text:p text:style-name="P27"/>
            <text:p text:style-name="P27">from all / performance + thine</text:p>
            <text:p text:style-name="P27"/>
            <text:p text:style-name="P27">that,which / to trespass / on + me</text:p>
            <text:p text:style-name="P27"/>
            <text:p text:style-name="P27"/>
            <text:p text:style-name="P27">for – at that time / to turn off</text:p>
            <text:p text:style-name="P27"/>
            <text:p text:style-name="P27">from the center + thine</text:p>
            <text:p text:style-name="P27"/>
            <text:p text:style-name="P27"/>
            <text:p text:style-name="P27">rejoice / arrogance + thine</text:p>
            <text:p text:style-name="P27"/>
            <text:p text:style-name="P27"/>
            <text:p text:style-name="P27">and not – to aug<text:span text:style-name="T16">ument / towards to be lofty</text:span></text:p>
            <text:p text:style-name="P28"/>
            <text:p text:style-name="P28"><text:soft-page-break/>still / on the mountain / sanctity + my</text:p>
          </table:table-cell>
        </table:table-row>
        <table:table-row>
          <table:table-cell table:style-name="表14.A2" office:value-type="string">
            <text:p text:style-name="P26">3:12</text:p>
            <text:p text:style-name="P26">וְהִשְׁאַרְתִּי בְקִרְבֵּ</text:p>
            <text:p text:style-name="P26">#</text:p>
            <text:p text:style-name="P26">עַם עָנִי וָדָל</text:p>
            <text:p text:style-name="P26"><text:s/>וְחָסוּ בְּשֵׁם יְהוָה</text:p>
          </table:table-cell>
          <table:table-cell table:style-name="表14.B2" office:value-type="string">
            <text:p text:style-name="P27"/>
            <text:p text:style-name="P27"/>
            <text:p text:style-name="P27">and I wil swell up / in the center + thine</text:p>
            <text:p text:style-name="P27"/>
            <text:p text:style-name="P27"/>
            <text:p text:style-name="P27">people / depressed / and weak,thin</text:p>
            <text:p text:style-name="P27">and to confide in / honor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7_101902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6">3:13</text:p>
            <text:p text:style-name="P26">שְׁאֵרִית יִשְׂרָאֵל לֹא־יַעֲשׂוּ </text:p>
            <text:p text:style-name="P26">עַוְלָה וְלֹא־יְדַבְּרוּ כָזָב </text:p>
            <text:p text:style-name="P26"/>
            <text:p text:style-name="P26">וְלֹא־יִמָּצֵא בְּפִיהֶם</text:p>
            <text:p text:style-name="P26"><text:soft-page-break/><text:s/>לְשׁוֹן תַּרְמִית כִּי־הֵמָּה יִרְעוּ וְרָבְצוּ</text:p>
            <text:p text:style-name="P26"><text:s/>וְאֵין מַחֲרִיד ס</text:p>
          </table:table-cell>
          <table:table-cell table:style-name="表17.B1" office:value-type="string">
            <text:p text:style-name="P27"/>
            <text:p text:style-name="P27"/>
            <text:p text:style-name="P27">a remainder / israel / not – to do,make</text:p>
            <text:p text:style-name="P27"/>
            <text:p text:style-name="P27"/>
            <text:p text:style-name="P27">evil / and not – to speak / falsehood</text:p>
            <text:p text:style-name="P27"/>
            <text:p text:style-name="P27">and not – to find / in mouse + their</text:p>
            <text:p text:style-name="P27"><text:soft-page-break/></text:p>
            <text:p text:style-name="P27">tongue / fraud / for / they</text:p>
            <text:p text:style-name="P27"/>
            <text:p text:style-name="P27">to pasture / and to recline</text:p>
            <text:p text:style-name="P27"/>
            <text:p text:style-name="P27">and not exist / to fear</text:p>
          </table:table-cell>
        </table:table-row>
        <table:table-row>
          <table:table-cell table:style-name="表17.A2" office:value-type="string">
            <text:p text:style-name="P26">3:14</text:p>
            <text:p text:style-name="P26">רָנִּי בַּת־צִיּוֹן </text:p>
            <text:p text:style-name="P26">הָרִיעוּ יִשְׂרָאֵל שִׂמְחִי וְעָלְזִי בְּכָל־לֵב </text:p>
            <text:p text:style-name="P26">בַּת יְרוּשָׁלִָם</text:p>
          </table:table-cell>
          <table:table-cell table:style-name="表17.B2" office:value-type="string">
            <text:p text:style-name="P27"/>
            <text:p text:style-name="P27"/>
            <text:p text:style-name="P27">to shout / daughter – zion</text:p>
            <text:p text:style-name="P27"/>
            <text:p text:style-name="P27">to shout / israel / to be gleesome</text:p>
            <text:p text:style-name="P27"/>
            <text:p text:style-name="P27">and to jump / with all – the heart</text:p>
            <text:p text:style-name="P27"/>
            <text:p text:style-name="P27">daughter / jerusalem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8_090636</text:p>
      <text:p text:style-name="Text_20_body"/>
      <text:p text:style-name="P23"/>
      <text:p text:style-name="P11">[XXX] 20200309_08583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6">3:15</text:p>
            <text:p text:style-name="P26">#הֵסִיר יְהוָה מִשְׁפָּטַיִ</text:p>
            <text:p text:style-name="P26">#פִּנָּה אֹיְבֵ</text:p>
            <text:p text:style-name="P26">#מֶלֶ</text:p>
            <text:p text:style-name="P26">#יִשְׂרָאֵל יְהוָה בְּקִרְבֵּ</text:p>
            <text:p text:style-name="P26"><text:soft-page-break/>לֹא־תִירְאִי רָע עוֹד</text:p>
          </table:table-cell>
          <table:table-cell table:style-name="表18.B1" office:value-type="string">
            <text:p text:style-name="P27"/>
            <text:p text:style-name="P27"/>
            <text:p text:style-name="P27">to turn off / jehovah / verdict + thy</text:p>
            <text:p text:style-name="P27">to turn / adversary + thy</text:p>
            <text:p text:style-name="P27"/>
            <text:p text:style-name="P27">king + thy</text:p>
            <text:p text:style-name="P27">israel / jehovah / in the center + thy</text:p>
            <text:p text:style-name="P27"/>
            <text:p text:style-name="P27"><text:soft-page-break/>not – to fear / evil / still,more</text:p>
          </table:table-cell>
        </table:table-row>
        <table:table-row>
          <table:table-cell table:style-name="表18.A2" office:value-type="string">
            <text:p text:style-name="P26">3:16</text:p>
            <text:p text:style-name="P26">בַּיּוֹם הַהוּא יֵאָמֵר לִירוּשָׁלִַם אַל־תִּירָאִי צִיּוֹן אַל־יִרְפּוּ יָדָיִ</text:p>
            <text:p text:style-name="P26">#</text:p>
          </table:table-cell>
          <table:table-cell table:style-name="表18.B2" office:value-type="string">
            <text:p text:style-name="P27"/>
            <text:p text:style-name="P27"/>
            <text:p text:style-name="P27">in the day / the she,he / to say</text:p>
            <text:p text:style-name="P27"/>
            <text:p text:style-name="P27">to jerusalem / not – to fear</text:p>
            <text:p text:style-name="P27"/>
            <text:p text:style-name="P27">zion / not – to slacken / a hand + thy</text:p>
          </table:table-cell>
        </table:table-row>
        <table:table-row>
          <table:table-cell table:style-name="表18.A2" office:value-type="string">
            <text:p text:style-name="P26">3:17</text:p>
            <text:p text:style-name="P26">#יְהוָה אֱלֹהַיִ</text:p>
            <text:p text:style-name="P26">בְּקִרְבֵּך גִּבּוֹר</text:p>
            <text:p text:style-name="P26"><text:s/>יוֹשִׁיעַ יָשִׂישׂ</text:p>
            <text:p text:style-name="P26"><text:s/>עָלַיִ</text:p>
            <text:p text:style-name="P26">#</text:p>
            <text:p text:style-name="P26">בְּשִׂמְחָה יַחֲרִישׁ בְּאַהֲבָתוֹ יָגִיל עָלַיִ</text:p>
            <text:p text:style-name="P26">#</text:p>
            <text:p text:style-name="P26">בְּרִנָּה</text:p>
          </table:table-cell>
          <table:table-cell table:style-name="表18.B2" office:value-type="string">
            <text:p text:style-name="P27"/>
            <text:p text:style-name="P27"/>
            <text:p text:style-name="P27">jehovah / gods + thy</text:p>
            <text:p text:style-name="P27"/>
            <text:p text:style-name="P27">in the center + thee / powerful</text:p>
            <text:p text:style-name="P27"/>
            <text:p text:style-name="P27">to be free,open / to be cheerful</text:p>
            <text:p text:style-name="P27"/>
            <text:p text:style-name="P27">upon + thee</text:p>
            <text:p text:style-name="P27"/>
            <text:p text:style-name="P27"/>
            <text:p text:style-name="P27">in glee / to scratch</text:p>
            <text:p text:style-name="P27"/>
            <text:p text:style-name="P27">in love + its / to rejoice / upon + thee</text:p>
            <text:p text:style-name="P27"/>
            <text:p text:style-name="P27"/>
            <text:p text:style-name="P27">in shou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9_091706</text:p>
      <text:p text:style-name="Text_20_body"/>
      <text:p text:style-name="P23">@@@</text:p>
      <text:p text:style-name="P21"/>
      <text:p text:style-name="P11"><text:soft-page-break/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6"/>
          </table:table-cell>
          <table:table-cell table:style-name="表19.B1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21"/>
      <text:p text:style-name="P5">------------------------------------------------------------ TEMPLATE<text:change text:change-id="ct161400672"/>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6"/>
          </table:table-cell>
          <table:table-cell table:style-name="表49.B1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7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6"/>
          </table:table-cell>
        </table:table-row>
        <text:soft-page-break/>
        <table:table-row>
          <table:table-cell table:style-name="表15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6"/>
          </table:table-cell>
        </table:table-row>
        <table:table-row>
          <table:table-cell table:style-name="表16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P9"/>
      <text:p text:style-name="P21"/>
      <text:p text:style-name="P7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6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6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10">--------------------------------------- [STEPS : closing] 20191009_161940</text:p>
      <text:list xml:id="list6276388970562155083" text:style-name="L2">
        <text:list-item>
          <text:p text:style-name="P34">time label ==&gt; paste</text:p>
        </text:list-item>
        <text:list-item>
          <text:p text:style-name="P34"><text:soft-page-break/>“@@@” ==&gt; move to → at the bottom of the doc area</text:p>
        </text:list-item>
        <text:list-item>
          <text:p text:style-name="P34">DUP : template</text:p>
        </text:list-item>
        <text:list-item>
          <text:p text:style-name="P34">close</text:p>
          <text:list>
            <text:list-item>
              <text:p text:style-name="P34">web pages</text:p>
            </text:list-item>
            <text:list-item>
              <text:p text:style-name="P34">sheet file</text:p>
            </text:list-item>
            <text:list-item>
              <text:p text:style-name="P34">folders (if any)</text:p>
            </text:list-item>
            <text:list-item>
              <text:p text:style-name="P34"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3-09T09:17:24.86</dc:date>
    <dc:creator>iwabuchi ken</dc:creator>
    <meta:editing-duration>P4DT5H50M38S</meta:editing-duration>
    <meta:editing-cycles>232</meta:editing-cycles>
    <meta:generator>OpenOffice/4.1.3$Win32 OpenOffice.org_project/413m1$Build-9783</meta:generator>
    <meta:document-statistic meta:table-count="24" meta:image-count="0" meta:object-count="0" meta:page-count="22" meta:paragraph-count="537" meta:word-count="2305" meta:character-count="12519"/>
  </office:meta>
</office:document-meta>
</file>